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/>
    </style:style>
    <style:style style:name="P2" style:family="paragraph" style:parent-style-name="Standard">
      <style:text-properties style:font-name="Courier 10 Pitch" officeooo:rsid="0008a7b0"/>
    </style:style>
    <style:style style:name="P3" style:family="paragraph" style:parent-style-name="Standard">
      <style:text-properties style:font-name="Courier 10 Pitch" officeooo:rsid="0008a7b0" officeooo:paragraph-rsid="0008a7b0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solid" draw:fill-color="#00ff0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font-relief="none"/>
    </style:style>
    <style:style style:name="P6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font-relief="none"/>
    </style:style>
    <style:style style:name="P7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font-relief="none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font-relief="none"/>
    </style:style>
    <style:style style:name="P10" style:family="paragraph">
      <loext:graphic-properties draw:fill="solid" draw:fill-color="#00ff00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font-relief="none"/>
    </style:style>
    <style:style style:name="P11" style:family="paragraph">
      <loext:graphic-properties draw:fill="solid" draw:fill-color="#ff0000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font-relief="none"/>
    </style:style>
    <style:style style:name="P12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font-relief="none"/>
    </style:style>
    <style:style style:name="T1" style:family="text">
      <style:text-properties officeooo:rsid="0008a7b0"/>
    </style:style>
    <style:style style:name="T2" style:family="text"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font-relief="none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ff00" draw:textarea-vertical-align="middle" draw:auto-grow-height="false" fo:min-height="0.75cm" fo:min-width="0.49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0000" draw:textarea-vertical-align="middle" draw:auto-grow-height="false" fo:min-height="0.75cm" fo:min-width="0.49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vertical-align="middle" draw:auto-grow-height="false" fo:min-height="0.75cm" fo:min-width="0.49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727cm" fo:min-width="1.90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00ff00" draw:textarea-horizontal-align="left" draw:auto-grow-height="true" draw:auto-grow-width="true" fo:min-height="0.727cm" fo:min-width="1.432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00ff00" draw:textarea-horizontal-align="left" draw:auto-grow-height="true" draw:auto-grow-width="true" fo:min-height="0.727cm" fo:min-width="1.54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0000" draw:textarea-horizontal-align="left" draw:auto-grow-height="true" draw:auto-grow-width="true" fo:min-height="0.727cm" fo:min-width="1.45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727cm" fo:min-width="2.633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oit P1 un programme écrivant dans la file de messages dont la valeur de clef est 5678.</text:p>
      <text:p text:style-name="Standard">Il écrit des messages de type 2 pour ce qui est des températures (qui sont à l'origine des réels), et des messages de type 4 pour ce qui est de la pression (qui est de type entier à l'origine).</text:p>
      <text:p text:style-name="Standard"/>
      <text:p text:style-name="Standard">Le programme P2 écrit dans la file de messages dont la valeur de clef est 5678, des messages de type 3 correspondant à l'ordre (qui est de type char).</text:p>
      <text:p text:style-name="Standard"><draw:g text:anchor-type="paragraph" draw:z-index="0" draw:style-name="gr1"><draw:custom-shape draw:style-name="gr2" draw:text-style-name="P5" xml:id="id1" draw:id="id1" svg:width="2.072cm" svg:height="2.066cm" svg:x="3.227cm" svg:y="0.189cm"><text:p text:style-name="P4"><text:span text:style-name="T2">P1</text:span></text:p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3" draw:text-style-name="P6" xml:id="id4" draw:id="id4" svg:width="2.072cm" svg:height="2.066cm" svg:x="9.85cm" svg:y="0.189cm"><text:p text:style-name="P4"><text:span text:style-name="T2">P2</text:span></text:p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4" draw:text-style-name="P7" xml:id="id7" draw:id="id7" svg:width="2.072cm" svg:height="2.068cm" svg:x="5.959cm" svg:y="6.802cm"><text:p text:style-name="P4"><text:span text:style-name="T2">P3</text:span></text:p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5" draw:text-style-name="P7" xml:id="id3" draw:id="id3" svg:width="1.239cm" svg:height="3.312cm" draw:transform="rotate (1.5707963267949) translate (3.64066666666667cm 5.56330555555556cm)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5" draw:text-style-name="P7" xml:id="id5" draw:id="id5" svg:width="1.239cm" svg:height="3.313cm" draw:transform="rotate (1.5707963267949) translate (6.95501388888889cm 5.56330555555556cm)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5" draw:text-style-name="P7" xml:id="id2" draw:id="id2" svg:width="1.239cm" svg:height="2.899cm" draw:transform="rotate (1.5707963267949) translate (0.742597222222222cm 5.56330555555556cm)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5" draw:text-style-name="P7" svg:width="1.239cm" svg:height="2.484cm" draw:transform="rotate (1.5707963267949) translate (10.2640694444444cm 5.56330555555556cm)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frame draw:style-name="gr6" draw:text-style-name="P9" svg:width="2.412cm" svg:height="0.983cm" svg:x="1.367cm" svg:y="4.488cm"><draw:text-box><text:p text:style-name="P8"><text:span text:style-name="T2">Type 2</text:span></text:p></draw:text-box></draw:frame><draw:frame draw:style-name="gr6" draw:text-style-name="P9" svg:width="2.412cm" svg:height="0.983cm" svg:x="4.599cm" svg:y="4.488cm"><draw:text-box><text:p text:style-name="P8"><text:span text:style-name="T2">Type 4</text:span></text:p></draw:text-box></draw:frame><draw:frame draw:style-name="gr6" draw:text-style-name="P9" svg:width="2.412cm" svg:height="0.983cm" svg:x="7.91cm" svg:y="4.488cm"><draw:text-box><text:p text:style-name="P8"><text:span text:style-name="T2">Type 3</text:span></text:p></draw:text-box></draw:frame><draw:connector draw:style-name="gr7" draw:text-style-name="P7" draw:type="line" svg:x1="3.528cm" svg:y1="1.953cm" svg:x2="0.743cm" svg:y2="4.946cm" draw:start-shape="id1" draw:start-glue-point="7" draw:end-shape="id2" draw:end-glue-point="5" svg:d="M3528 1953l-2785 2993" svg:viewBox="0 0 2787 2995"><text:p/></draw:connector><draw:connector draw:style-name="gr7" draw:text-style-name="P7" draw:type="line" svg:x1="4.995cm" svg:y1="1.953cm" svg:x2="3.641cm" svg:y2="4.946cm" draw:start-shape="id1" draw:start-glue-point="9" draw:end-shape="id3" draw:end-glue-point="5" svg:d="M4995 1953l-1354 2993" svg:viewBox="0 0 1356 2995"><text:p/></draw:connector><draw:connector draw:style-name="gr7" draw:text-style-name="P7" draw:type="line" svg:x1="10.151cm" svg:y1="1.953cm" svg:x2="6.955cm" svg:y2="4.944cm" draw:start-shape="id4" draw:start-glue-point="7" draw:end-shape="id5" draw:end-glue-point="5" svg:d="M10151 1953l-3196 2991" svg:viewBox="0 0 3198 2993"><text:p/></draw:connector><draw:frame draw:style-name="gr8" draw:text-style-name="P10" svg:width="1.934cm" svg:height="0.983cm" svg:x="2.198cm" svg:y="2.503cm"><draw:text-box><text:p text:style-name="P8"><text:span text:style-name="T2">temp</text:span></text:p></draw:text-box></draw:frame><draw:frame draw:style-name="gr9" draw:text-style-name="P10" svg:width="2.057cm" svg:height="0.983cm" svg:x="4.35cm" svg:y="2.503cm"><draw:text-box><text:p text:style-name="P8"><text:span text:style-name="T2">press</text:span></text:p></draw:text-box></draw:frame><draw:frame draw:style-name="gr10" draw:text-style-name="P11" svg:width="1.987cm" svg:height="0.983cm" svg:x="8.608cm" svg:y="2.669cm"><draw:text-box><text:p text:style-name="P8"><text:span text:style-name="T2">ordre</text:span></text:p></draw:text-box></draw:frame><draw:frame draw:style-name="gr11" draw:text-style-name="P9" svg:width="3.135cm" svg:height="0.983cm" svg:x="13.163cm" svg:y="4.519cm"><draw:text-box><text:p text:style-name="P8"><text:span text:style-name="T2">File 5678</text:span></text:p></draw:text-box></draw:frame><draw:custom-shape draw:style-name="gr12" draw:text-style-name="P12" xml:id="id6" draw:id="id6" svg:width="12.42cm" svg:height="1.239cm" svg:x="0.743cm" svg:y="4.324cm"><text:p/><draw:enhanced-geometry svg:viewBox="0 0 21600 21600" draw:type="rectangle" draw:enhanced-path="M 0 0 L 21600 0 21600 21600 0 21600 0 0 Z N"/></draw:custom-shape><draw:connector draw:style-name="gr7" draw:text-style-name="P7" draw:type="line" svg:x1="6.952cm" svg:y1="5.562cm" svg:x2="6.995cm" svg:y2="6.802cm" draw:start-shape="id6" draw:start-glue-point="2" draw:end-shape="id7" draw:end-glue-point="4" svg:d="M6952 5562l43 1240" svg:viewBox="0 0 44 1242"><text:p/></draw:connector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Le programme P3 affiche tous les messages de type 2, 3 et 4.</text:p>
      <text:p text:style-name="Standard"><text:span text:style-name="T1">1) Écrivez</text:span> le code des programmes P1, P2 et P3.</text:p>
      <text:p text:style-name="Standard"/>
      <text:p text:style-name="Standard">On donne le fichier zone.h qui contient la structure commune aux trois programmes.</text:p>
      <text:p text:style-name="P2"/>
      <text:p text:style-name="P1"><text:span text:style-name="T1">z</text:span>one.h</text:p>
      <text:p text:style-name="P3">#ifndef ZONE_H</text:p>
      <text:p text:style-name="P3">#define ZONE_H</text:p>
      <text:p text:style-name="P1">struct donnees{</text:p>
      <text:p text:style-name="P1"><text:tab/>long type;</text:p>
      <text:p text:style-name="P1"><text:tab/>char texte[9];</text:p>
      <text:p text:style-name="P1">};</text:p>
      <text:p text:style-name="P3">#endif</text:p>
      <text:p text:style-name="P1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8-11-18T17:56:55</meta:creation-date>
    <dc:date>2010-11-28T20:19:34</dc:date>
    <meta:editing-cycles>5</meta:editing-cycles>
    <meta:editing-duration>PT00H10M03S</meta:editing-duration>
    <meta:document-statistic meta:character-count="702" meta:image-count="0" meta:object-count="0" meta:page-count="1" meta:paragraph-count="14" meta:table-count="0" meta:word-count="134"/>
    <meta:user-defined meta:name="Info 1"/>
    <meta:user-defined meta:name="Info 2"/>
    <meta:user-defined meta:name="Info 3"/>
    <meta:user-defined meta:name="Info 4"/>
  </office:meta>
</office:document-meta>
</file>